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2024-11-06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8448" calcext:value-type="float">
            <text:p>96.54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2023-11-15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8352" calcext:value-type="float">
            <text:p>95.01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2022-11-09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456" calcext:value-type="float">
            <text:p>93.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2021-11-09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668" calcext:value-type="float">
            <text:p>91.5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2020-11-0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2019-11-08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2018-11-13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2017-11-0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2016-11-07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201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0096" calcext:value-type="float">
            <text:p>81.5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2015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201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201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201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6064" calcext:value-type="float">
            <text:p>85.8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201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201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5784" calcext:value-type="float">
            <text:p>83.6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200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200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2006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7136" calcext:value-type="float">
            <text:p>84.5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3696" calcext:value-type="float">
            <text:p>79.8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200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11624" calcext:value-type="float">
            <text:p>80.8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200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200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292" calcext:value-type="float">
            <text:p>76.7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200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2000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199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784" calcext:value-type="float">
            <text:p>74.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1998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199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7808" calcext:value-type="float">
            <text:p>68.56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1996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199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0992" calcext:value-type="float">
            <text:p>70.42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199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9368" calcext:value-type="float">
            <text:p>61.99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199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199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199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199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198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1988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198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198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198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7776" calcext:value-type="float">
            <text:p>51.5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198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5968" calcext:value-type="float">
            <text:p>50.0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198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197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197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197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1976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197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1501</text:p>
          </table:table-cell>
          <table:table-cell office:value-type="string" calcext:value-type="string">
            <text:p>1969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